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10 Pitch1" svg:font-family="'Courier 10 Pitch', serif"/>
    <style:font-face style:name="OpenSymbol" svg:font-family="OpenSymbol"/>
    <style:font-face style:name="Times New Roman1" svg:font-family="'Times New Roman'"/>
    <style:font-face style:name="Lucida Sans1" svg:font-family="'Lucida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2264in" table:align="left"/>
    </style:style>
    <style:style style:name="Table1.A" style:family="table-column">
      <style:table-column-properties style:column-width="0.7556in"/>
    </style:style>
    <style:style style:name="Table1.B" style:family="table-column">
      <style:table-column-properties style:column-width="1.3382in"/>
    </style:style>
    <style:style style:name="Table1.C" style:family="table-column">
      <style:table-column-properties style:column-width="0.6875in"/>
    </style:style>
    <style:style style:name="Table1.D" style:family="table-column">
      <style:table-column-properties style:column-width="0.9764in"/>
    </style:style>
    <style:style style:name="Table1.E" style:family="table-column">
      <style:table-column-properties style:column-width="1.4688in"/>
    </style:style>
    <style:style style:name="Table1.A1" style:family="table-cell">
      <style:table-cell-properties fo:padding="0.0194in" fo:border-left="1pt solid #808080" fo:border-right="none" fo:border-top="1pt solid #808080" fo:border-bottom="1pt solid #808080"/>
    </style:style>
    <style:style style:name="Table1.E1" style:family="table-cell">
      <style:table-cell-properties fo:padding="0.0194in" fo:border="1pt solid #808080"/>
    </style:style>
    <style:style style:name="P1" style:family="paragraph" style:parent-style-name="Heading_20_3">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text-properties style:font-name="Times New Roman1" fo:font-size="11pt"/>
    </style:style>
    <style:style style:name="P4" style:family="paragraph" style:parent-style-name="Text_20_body">
      <style:paragraph-properties fo:text-align="center" style:justify-single-word="false"/>
      <style:text-properties style:font-name="Times New Roman1" fo:font-size="11pt"/>
    </style:style>
    <style:style style:name="P5" style:family="paragraph" style:parent-style-name="Text_20_body">
      <style:text-properties style:font-name="Times New Roman1" fo:font-size="11pt" fo:font-weight="bold"/>
    </style:style>
    <style:style style:name="P6" style:family="paragraph" style:parent-style-name="Text_20_body">
      <style:text-properties fo:color="#000000" style:font-name="Times New Roman1" fo:font-size="11pt"/>
    </style:style>
    <style:style style:name="P7" style:family="paragraph" style:parent-style-name="Text_20_body">
      <style:text-properties fo:color="#00000a" style:font-name="Times New Roman1" fo:font-size="11pt"/>
    </style:style>
    <style:style style:name="P8" style:family="paragraph" style:parent-style-name="Text_20_body">
      <style:text-properties fo:color="#00000a" style:font-name="Times New Roman1" fo:font-size="11pt" fo:font-weight="bold"/>
    </style:style>
    <style:style style:name="P9" style:family="paragraph" style:parent-style-name="Text_20_body">
      <style:text-properties fo:color="#00000a" style:font-name="Courier 10 Pitch" fo:font-size="11pt" fo:font-weight="bold"/>
    </style:style>
    <style:style style:name="P10" style:family="paragraph" style:parent-style-name="Text_20_body">
      <style:text-properties officeooo:paragraph-rsid="000281c0"/>
    </style:style>
    <style:style style:name="P11" style:family="paragraph" style:parent-style-name="Text_20_body">
      <style:paragraph-properties fo:margin-top="0in" fo:margin-bottom="0.1665in" loext:contextual-spacing="false" fo:text-align="center" style:justify-single-word="false"/>
    </style:style>
    <style:style style:name="P12" style:family="paragraph" style:parent-style-name="Text_20_body">
      <style:paragraph-properties fo:margin-top="0in" fo:margin-bottom="0.1665in" loext:contextual-spacing="false"/>
      <style:text-properties style:font-name="Times New Roman1" fo:font-size="11pt" fo:font-weight="bold"/>
    </style:style>
    <style:style style:name="P13" style:family="paragraph" style:parent-style-name="Text_20_body">
      <style:paragraph-properties fo:margin-top="0in" fo:margin-bottom="0.1665in" loext:contextual-spacing="false"/>
      <style:text-properties fo:color="#ff0000" style:font-name="Times New Roman1" fo:font-size="11pt" fo:font-weight="bold"/>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margin-top="0in" fo:margin-bottom="0.1665in" loext:contextual-spacing="false" fo:text-indent="0in" style:auto-text-indent="false"/>
    </style:style>
    <style:style style:name="P16" style:family="paragraph" style:parent-style-name="Heading_20_1">
      <style:paragraph-properties fo:margin-left="0in" fo:margin-right="0in" fo:margin-top="0in" fo:margin-bottom="0in" loext:contextual-spacing="false" fo:text-align="center" style:justify-single-word="false" fo:text-indent="0in" style:auto-text-indent="false" fo:padding="0.0193in" fo:border="0.99pt solid #00000a"/>
      <style:text-properties style:font-name="Times New Roman1" fo:font-size="11pt"/>
    </style:style>
    <style:style style:name="P17" style:family="paragraph" style:parent-style-name="Heading_20_1">
      <style:paragraph-properties fo:margin-left="0in" fo:margin-right="0in" fo:margin-top="0in" fo:margin-bottom="0in" loext:contextual-spacing="false" fo:text-align="center" style:justify-single-word="false" fo:text-indent="0in" style:auto-text-indent="false" fo:padding-left="0in" fo:padding-right="0.0193in" fo:padding-top="0.0193in" fo:padding-bottom="0.0193in" fo:border-left="none" fo:border-right="0.99pt solid #00000a" fo:border-top="0.99pt solid #00000a" fo:border-bottom="0.99pt solid #00000a"/>
      <style:text-properties style:font-name="Times New Roman1" fo:font-size="11pt"/>
    </style:style>
    <style:style style:name="P18" style:family="paragraph" style:parent-style-name="Heading_20_1">
      <style:text-properties style:font-name="Times New Roman1" fo:font-size="11pt" fo:font-style="normal" fo:font-weight="normal" style:font-style-asian="normal" style:font-weight-asian="normal" style:font-style-complex="normal" style:font-weight-complex="normal"/>
    </style:style>
    <style:style style:name="P19" style:family="paragraph" style:parent-style-name="Heading_20_1">
      <style:text-properties style:font-name="Times New Roman1" fo:font-size="11pt" fo:font-weight="bold" style:font-weight-asian="bold" style:font-weight-complex="bold"/>
    </style:style>
    <style:style style:name="P20" style:family="paragraph" style:parent-style-name="Text_20_body" style:list-style-name="L2"/>
    <style:style style:name="P21" style:family="paragraph" style:parent-style-name="Text_20_body" style:list-style-name="L2">
      <style:text-properties style:font-name="Times New Roman1" fo:font-size="11pt"/>
    </style:style>
    <style:style style:name="P22" style:family="paragraph" style:parent-style-name="Text_20_body" style:list-style-name="L3">
      <style:text-properties style:font-name="Times New Roman1" fo:font-size="11pt"/>
    </style:style>
    <style:style style:name="P23" style:family="paragraph" style:parent-style-name="Text_20_body" style:list-style-name="L2">
      <style:text-properties fo:color="#00000a" style:font-name="Times New Roman1" fo:font-size="11pt" fo:font-weight="bold"/>
    </style:style>
    <style:style style:name="P24" style:family="paragraph" style:parent-style-name="Text_20_body" style:list-style-name="L1">
      <style:paragraph-properties fo:margin-top="0in" fo:margin-bottom="0.1665in" loext:contextual-spacing="false"/>
      <style:text-properties style:font-name="Times New Roman1" fo:font-size="11pt" fo:font-weight="bold"/>
    </style:style>
    <style:style style:name="P25" style:family="paragraph" style:parent-style-name="Text_20_body">
      <style:paragraph-properties fo:break-before="page"/>
      <style:text-properties fo:color="#000000" style:font-name="Times New Roman1" fo:font-size="11pt" fo:font-weight="bold"/>
    </style:style>
    <style:style style:name="P26" style:family="paragraph" style:parent-style-name="Heading_20_1">
      <style:text-properties style:font-name="Times New Roman1" fo:font-size="11pt" fo:font-weight="bold"/>
    </style:style>
    <style:style style:name="P27" style:family="paragraph" style:parent-style-name="Heading_20_2">
      <style:text-properties style:font-name="Times New Roman1" fo:font-size="11pt" fo:font-style="normal" fo:font-weight="normal" style:font-style-asian="normal" style:font-weight-asian="normal" style:font-style-complex="normal" style:font-weight-complex="normal"/>
    </style:style>
    <style:style style:name="P28" style:family="paragraph" style:parent-style-name="Heading_20_3">
      <style:text-properties fo:color="#00000a" style:font-name="Courier 10 Pitch" fo:font-size="11pt" fo:font-weight="normal" style:font-weight-asian="normal" style:font-weight-complex="normal"/>
    </style:style>
    <style:style style:name="T1" style:family="text">
      <style:text-properties style:font-name="Times New Roman1" fo:font-size="11pt"/>
    </style:style>
    <style:style style:name="T2" style:family="text">
      <style:text-properties style:font-name="Times New Roman1" fo:font-size="11pt" fo:font-weight="bold"/>
    </style:style>
    <style:style style:name="T3" style:family="text">
      <style:text-properties style:font-name="Times New Roman1" fo:font-size="11pt" fo:font-style="italic"/>
    </style:style>
    <style:style style:name="T4" style:family="text">
      <style:text-properties style:font-name="Times New Roman1" fo:font-size="11pt" style:rfc-language-tag="uz-Latn-UZ" fo:language="uz" fo:script="Latn" fo:country="UZ"/>
    </style:style>
    <style:style style:name="T5" style:family="text">
      <style:text-properties style:font-name="Times New Roman1" fo:font-size="11pt" fo:font-weight="normal" style:font-weight-asian="normal" style:font-weight-complex="normal"/>
    </style:style>
    <style:style style:name="T6" style:family="text">
      <style:text-properties style:font-name="Times New Roman1" fo:font-size="11pt" fo:font-style="normal" fo:font-weight="normal" style:font-style-asian="normal" style:font-weight-asian="normal" style:font-style-complex="normal" style:font-weight-complex="normal"/>
    </style:style>
    <style:style style:name="T7" style:family="text">
      <style:text-properties style:font-name="Times New Roman1" fo:font-size="11pt" fo:font-style="normal" fo:font-weight="bold" style:font-style-asian="normal" style:font-style-complex="normal"/>
    </style:style>
    <style:style style:name="T8" style:family="text">
      <style:text-properties style:font-name="Times New Roman1" fo:font-size="11pt" fo:font-style="normal" style:font-style-asian="normal" style:font-style-complex="normal"/>
    </style:style>
    <style:style style:name="T9" style:family="text">
      <style:text-properties style:font-name="Times New Roman1" fo:font-size="11pt" officeooo:rsid="00054a95"/>
    </style:style>
    <style:style style:name="T10" style:family="text">
      <style:text-properties fo:font-variant="normal" fo:text-transform="none" style:font-name="Times New Roman1" fo:font-size="11pt"/>
    </style:style>
    <style:style style:name="T11" style:family="text">
      <style:text-properties fo:font-variant="normal" fo:text-transform="none" style:font-name="Times New Roman1" fo:font-size="11pt" fo:font-weight="bold"/>
    </style:style>
    <style:style style:name="T12" style:family="text">
      <style:text-properties fo:font-variant="normal" fo:text-transform="none" style:font-name="Times New Roman1" fo:font-size="11pt" fo:font-weight="normal" style:font-weight-asian="normal" style:font-weight-complex="normal"/>
    </style:style>
    <style:style style:name="T13" style:family="text">
      <style:text-properties fo:font-variant="normal" fo:text-transform="none" style:font-name="Times New Roman1" fo:font-size="11pt" fo:font-style="normal" fo:font-weight="normal" style:font-style-asian="normal" style:font-weight-asian="normal" style:font-style-complex="normal" style:font-weight-complex="normal"/>
    </style:style>
    <style:style style:name="T14" style:family="text">
      <style:text-properties fo:color="#000000"/>
    </style:style>
    <style:style style:name="T15" style:family="text">
      <style:text-properties fo:color="#000000" style:font-name="Times New Roman1" fo:font-size="11pt"/>
    </style:style>
    <style:style style:name="T16" style:family="text">
      <style:text-properties fo:color="#000000" style:font-name="Times New Roman1" fo:font-size="11pt" fo:font-weight="bold"/>
    </style:style>
    <style:style style:name="T17" style:family="text">
      <style:text-properties fo:color="#00000a"/>
    </style:style>
    <style:style style:name="T18" style:family="text">
      <style:text-properties fo:color="#00000a" style:font-name="Times New Roman1" fo:font-size="11pt"/>
    </style:style>
    <style:style style:name="T19" style:family="text">
      <style:text-properties fo:color="#00000a" style:font-name="Times New Roman1" fo:font-size="11pt" fo:font-weight="bold"/>
    </style:style>
    <style:style style:name="T20" style:family="text">
      <style:text-properties fo:color="#00000a" style:font-name="Times New Roman1" fo:font-size="11pt" fo:font-weight="bold" officeooo:rsid="00040825"/>
    </style:style>
    <style:style style:name="T21" style:family="text">
      <style:text-properties fo:color="#00000a" style:font-name="Courier 10 Pitch1" fo:font-size="11pt"/>
    </style:style>
    <style:style style:name="T22" style:family="text">
      <style:text-properties fo:color="#00000a" style:font-name="Courier 10 Pitch1" fo:font-size="11pt" officeooo:rsid="0004da5f"/>
    </style:style>
    <style:style style:name="T23" style:family="text">
      <style:text-properties fo:color="#00000a" style:font-name="Courier 10 Pitch" fo:font-size="11pt"/>
    </style:style>
    <style:style style:name="T24" style:family="text">
      <style:text-properties style:text-position="-33% 80%" style:font-name="Times New Roman1" fo:font-size="11pt"/>
    </style:style>
    <style:style style:name="T25" style:family="text">
      <style:text-properties fo:color="#0000ff" style:font-name="Times New Roman1" fo:font-size="11pt"/>
    </style:style>
    <style:style style:name="T26" style:family="text">
      <style:text-properties style:font-name="Courier 10 Pitch1" fo:font-size="11pt"/>
    </style:style>
    <style:style style:name="T27" style:family="text">
      <style:text-properties style:font-name="Courier 10 Pitch1" fo:font-size="11pt" fo:font-weight="normal" style:font-weight-asian="normal" style:font-weight-complex="normal"/>
    </style:style>
    <style:style style:name="T28" style:family="text">
      <style:text-properties fo:color="#2323dc" style:font-name="Times New Roman1" fo:font-size="11pt" fo:font-weight="normal" style:font-weight-asian="normal" style:font-weight-complex="normal"/>
    </style:style>
    <style:style style:name="T29" style:family="text">
      <style:text-properties style:font-name="Courier 10 Pitch"/>
    </style:style>
    <style:style style:name="T30" style:family="text">
      <style:text-properties fo:font-weight="normal" style:font-weight-asian="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06e6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BIO/CMPSC 300 Introduction to Bioinformatics <text:line-break/>Spring 2016<text:line-break/>Kristen Webb and Janyl Jumadinova<text:line-break/></text:span><text:span text:style-name="T3">http://cs.allegheny.edu/sites/jjumadinova/300</text:span></text:p>
      <text:p text:style-name="P4">Lab Week 12 – Advanced Gene Prediction</text:p>
      <text:p text:style-name="P4">Given: Friday April 8, 2016<text:line-break/> Due: Friday April 15 by 2:30pm</text:p>
      <text:p text:style-name="P12">Objectives:</text:p>
      <text:list xml:id="list1272176466973166111" text:style-name="L1">
        <text:list-item>
          <text:p text:style-name="P24">Understand how eukaryotic genes introduce additional complexity into the problem of gene prediction and recognize the limitations of sequence-based methods</text:p>
        </text:list-item>
        <text:list-item>
          <text:p text:style-name="P24">Know some content-based methods of gene prediction and appreciate their strengths and limitations</text:p>
        </text:list-item>
        <text:list-item>
          <text:p text:style-name="P24">Be able to combine content-based and probabilistic methods of gene discovery to identify the most probable locations of introns and exons in a eukaryotic DNA sequence</text:p>
        </text:list-item>
        <text:list-item>
          <text:p text:style-name="P24">Know <text:span text:style-name="T32">how </text:span>to design an HMM to integrate sequence and content data for a more precise and accurate determination of exon-intron boundaries</text:p>
        </text:list-item>
      </text:list>
      <text:p text:style-name="P12">Reading Assignment:</text:p>
      <text:p text:style-name="P12"><text:tab/><text:tab/>Chapter 10 in Exploring Bioinformatics textbook.</text:p>
      <text:p text:style-name="P12">Required Deliverables (submitted through your Bitbucket repository):</text:p>
      <text:p text:style-name="P13">Please ensure that your bitbucket repository contains a directory named 'lab12' and that your report and your program (s) contain the names of all team members and the honor code pledge. Additionally, if you create a new team repository, you have to name it '300s2016-lab12_lastNames' and share it with both instructors. </text:p>
      <text:h text:style-name="Heading_20_1" text:outline-level="1"><text:span text:style-name="T2">1.</text:span><text:span text:style-name="T11"> <text:s/></text:span><text:span text:style-name="T2">An electronic submission of the report containing the answers to the GENSCAN Prediction Questions.</text:span></text:h>
      <text:p text:style-name="P15"><text:span text:style-name="T2">2.</text:span><text:span text:style-name="T11"> <text:s/></text:span><text:span text:style-name="T2">A properly formatted and commented Python program that implements other types of alignments and an output that your program produces.</text:span></text:p>
      <text:p text:style-name="P12">General Guidelines for Labs</text:p>
      <text:p text:style-name="P14"><text:span text:style-name="T16">Work on the Alden Hall computers.</text:span><text:span text:style-name="T14"> </text:span><text:span text:style-name="T15">If you want to work on a different</text:span> <text:span text:style-name="T15">machine, be sure to transfer your programs to the Alden</text:span> <text:span text:style-name="T15">machines and re-run them before submitting.</text:span></text:p>
      <text:p text:style-name="P14"><text:span text:style-name="T16">Keep all of your files! </text:span><text:span text:style-name="T15">Don't delete your programs and reports</text:span> <text:span text:style-name="T15">after you hand them in---you might need them again later.</text:span></text:p>
      <text:p text:style-name="P14"><text:span text:style-name="T16">Back up your files regularly.</text:span><text:span text:style-name="T14"> </text:span><text:span text:style-name="T15">Use a flash drive or Google Drive or</text:span> <text:span text:style-name="T15">whatever your favorite backup method is.</text:span></text:p>
      <text:p text:style-name="Text_20_body"><text:span text:style-name="T16">Review the Honor Code policy on the syllabus. </text:span><text:span text:style-name="T15">Remember that you</text:span><text:span text:style-name="T17"> </text:span><text:span text:style-name="T15">may discuss experiments and programs with others, but copying answers or programs is a violation of</text:span><text:span text:style-name="T17"> </text:span><text:span text:style-name="T18">t</text:span><text:span text:style-name="T15">he Honor Code.</text:span></text:p>
      <text:p text:style-name="P6"/>
      <text:p text:style-name="P6"/>
      <text:p text:style-name="P25">Part I: Background</text:p>
      <text:p text:style-name="Text_20_body"><text:span text:style-name="T1">As an influenza researcher, you have become interested in a small number of individuals you know where unvaccinated and repeatedly exposed to the 2009 H</text:span><text:span text:style-name="T24">1</text:span><text:span text:style-name="T1">N</text:span><text:span text:style-name="T24">1</text:span><text:span text:style-name="T1"> influenza virus but did not become ill. <text:s/>When immunological testing showed they were not actually immune to the virus (already possessing antibodies), you began to seek a genetic link that might explain their resistance to this disease. <text:s/>Using next-generation sequencing, you were able to identify common transcripts (mRNA sequences) from respiratory epithelial cells that are missing in your resistance patients. <text:s/>This leads you to sequence a particular genome region in one resistance patient, some 90,000 bp (90 kb) from the 1q25.3 region of chromosome 1. <text:s/>You would now like to analyze that genome fragment to identify genes within it that might be involved in susceptibility or resistance to influenza.</text:span></text:p>
      <text:p text:style-name="P5">Part I: Gene Prediction with GENSCAN</text:p>
      <text:p text:style-name="P3">The number of available tools for gene prediction is somewhat mind-boggling.  Several popular gene prediction programs are comprehensive in nature, bringing together several kinds of analysis in one piece of software; these would be a good place to start the analysis of a genome sequence or segment.  We will work with the gene prediction program GENSCAN.</text:p>
      <text:p text:style-name="P7">GENSCAN combines Hidden Markov Model (HMM)-based models for coding-region and exon/intron boundary prediction with models that attempt to account for additional factors that affect exon/intron boundary choice as well as observed changes in exon/intron boundaries and gene density in low-GC versus high-GC regions of human DNA. GENSCAN claims to correctly identify 70-80% of known exons. This comprehensive program produces clear and compact graphical output, making it easy to compare to other programs’ results.</text:p>
      <text:list xml:id="list5511402344276865859" text:style-name="L2">
        <text:list-item>
          <text:p text:style-name="P20"><text:span text:style-name="T18">Get the file </text:span><text:span text:style-name="T25">1q25.txt</text:span><text:span text:style-name="T18"> from the shared repository. This file contains 90 kb of FASTA-formatted DNA sequence from human chromosome 1. </text:span></text:p>
        </text:list-item>
        <text:list-item>
          <text:p text:style-name="P20"><text:span text:style-name="T1">Navigate to the web-based implementation of </text:span><text:span text:style-name="T25">GENSCAN</text:span> <text:span text:style-name="T1">at the Paste</text:span><text:span text:style-name="T9">u</text:span><text:span text:style-name="T1">r Institute (</text:span><text:a xlink:type="simple" xlink:href="http://mobyle.pasteur.fr/cgi-bin/portal.py#forms::genscan" text:style-name="Internet_20_link" text:visited-style-name="Visited_20_Internet_20_Link"><text:span text:style-name="T4">http://mobyle.pasteur.fr/cgi-bin/portal.py#forms::genscan</text:span></text:a><text:span text:style-name="T1">). Click the </text:span><text:span text:style-name="T25">upload</text:span> <text:span text:style-name="T1">link and upload your sequence.</text:span></text:p>
        </text:list-item>
        <text:list-item>
          <text:p text:style-name="P20"><text:span text:style-name="T1">From the </text:span><text:span text:style-name="T25">Organism</text:span> <text:span text:style-name="T1">menu, choose the training set appropriate for analyzing human DNA.</text:span></text:p>
        </text:list-item>
        <text:list-item>
          <text:p text:style-name="P20"><text:span text:style-name="T1">Click the </text:span><text:span text:style-name="T25">advanced options</text:span> <text:span text:style-name="T1">button and choose to include </text:span><text:span text:style-name="T25">Verbose output</text:span> <text:span text:style-name="T1">(provides additional information in the output files) and </text:span><text:span text:style-name="T25">Create Postscript output</text:span> <text:span text:style-name="T1">(gives a graphical representation of the results).</text:span></text:p>
        </text:list-item>
        <text:list-item>
          <text:p text:style-name="P21">Run the program. If this is your first time running GENSCAN you may be asked to verify your run.</text:p>
        </text:list-item>
        <text:list-item>
          <text:p text:style-name="P20"><text:span text:style-name="T1">When the results appear, you will see a window labeled “</text:span><text:span text:style-name="T25">standard output</text:span>” <text:span text:style-name="T1">containing output. Click the </text:span><text:span text:style-name="T25">full screen</text:span> <text:span text:style-name="T1">button for easier viewing.</text:span></text:p>
          <text:p text:style-name="P20"><text:span text:style-name="T1">This output includes the specific location of the prediction introns and exons, information on</text:span><text:span text:style-name="T10"> </text:span><text:span text:style-name="T1">reading frames and splice sites, and translations for the putative coding regions. There is also</text:span><text:span text:style-name="T10"> </text:span><text:span text:style-name="T1">useful information about the reliability of the predictions.</text:span></text:p>
          <text:p text:style-name="P20"><text:span text:style-name="T1">Returning to the Results page, there will also be a window labeled “</text:span><text:span text:style-name="T25">PostScript output</text:span>”<text:span text:style-name="T1">. This is a graphical representation of the results. Click the </text:span><text:span text:style-name="T25">full screen</text:span> <text:span text:style-name="T1">button for easier viewing. (if viewing options are not available on Linux, a .pdf version of the graphical output has been uploaded to the shared repository).</text:span><text:span text:style-name="T10"> </text:span><text:span text:style-name="T1">The key at the bottom of the page describes the graphical representation used to show</text:span><text:span text:style-name="T10"> </text:span><text:span text:style-name="T1">potential coding regions across the 90 kb sequence.</text:span></text:p>
          <text:p text:style-name="P23"/>
          <text:p text:style-name="P23"/>
          <text:p text:style-name="P23"/>
        </text:list-item>
      </text:list>
      <text:p text:style-name="P8"/>
      <text:list xml:id="list202253049851010" text:continue-numbering="true" text:style-name="L2">
        <text:list-header>
          <text:p text:style-name="P23"><text:soft-page-break/>Part I: GENSCAN Prediction Questions</text:p>
        </text:list-header>
      </text:list>
      <text:list xml:id="list454932351859834602" text:style-name="L3">
        <text:list-item>
          <text:p text:style-name="P22">List the genes that GENSCAN found within the sequence, along with their orientation (direction), number of exons, lengths, and the approximate length of the processed mRNA that will be translated into protein. <text:s/>Use a table with the following headings:</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h text:style-name="P16" text:outline-level="1">Gene # (1, 2, 3…)</text:h>
          </table:table-cell>
          <table:table-cell table:style-name="Table1.A1" office:value-type="string">
            <text:h text:style-name="P17" text:outline-level="1">Direction (to right/to left)</text:h>
          </table:table-cell>
          <table:table-cell table:style-name="Table1.A1" office:value-type="string">
            <text:h text:style-name="P17" text:outline-level="1">Number of Exons</text:h>
          </table:table-cell>
          <table:table-cell table:style-name="Table1.A1" office:value-type="string">
            <text:h text:style-name="P17" text:outline-level="1">Length (in nucleotides)</text:h>
          </table:table-cell>
          <table:table-cell table:style-name="Table1.E1" office:value-type="string">
            <text:h text:style-name="P17" text:outline-level="1">Processed Length (in nucleotides)</text:h>
          </table:table-cell>
        </table:table-row>
      </table:table>
      <text:h text:style-name="P27" text:outline-level="2">2. <text:s/>In the graphical representation of the results, why do the arrows point in different directions?</text:h>
      <text:h text:style-name="P27" text:outline-level="2">3. <text:s/>In the text output, what is the difference between an exon marked Init and an exon marked Intr?  Why is this difference significant in prediction genes?</text:h>
      <text:h text:style-name="Heading_20_2" text:outline-level="2"><text:span text:style-name="T6">4</text:span><text:span text:style-name="T5">.</text:span><text:span text:style-name="T12"> <text:s/></text:span><text:span text:style-name="T6">Look at the amino acid sequences of the predicted proteins. Look at how the predicted proteins begin. Does this information strengthen or weaken the case for any of the gene predictions?</text:span></text:h>
      <text:h text:style-name="Heading_20_2" text:outline-level="2"><text:span text:style-name="T6">5.</text:span><text:span text:style-name="T13"> <text:s/></text:span><text:span text:style-name="T6">Looking at the text output, what other features did GENSCAN identify? Do these provide additional support for any of the predicted genes?</text:span><text:span text:style-name="T5"> </text:span></text:h>
      <text:p text:style-name="Text_20_body"/>
      <text:h text:style-name="P26" text:outline-level="1">Part II: CpG Island Prediction Algorithm</text:h>
      <text:h text:style-name="P18" text:outline-level="1">CpG island prediction is an example of content-based algorithm that searches sequences for CpG islands that may indicate a nearby promoter. An increase in the frequency of CG pairs has been observed between nucleotides -1,500 and +500 relative to a transcriptional start site; finding such a CpG island appropriately positioned upstream of a putative gene would strongly contribute to the hypothesis that it is an actual gene. </text:h>
      <text:p text:style-name="P7">In a random DNA sequence, we expect CG nucleotides to occur once in every 16 nucleotides, where 1 of every 4 nucleotides should be a C and the next nucleotide will be a G ¼ of the time. To identify CpG islands, we need to search for the CG sequence pattern, and more importantly, determine its frequency. A frequency-matching algorithm can accomplish this task. Here, we use a sliding window to traverse the sequence, keeping the count of the CG pairs within each window and searching for higher than average CpG ratios. The following algorithm (in a pseudocode form) shows how this could be done. In this pseudocode, all CpG ratios are stored and displayed, but if a CpG ratio is greater than 1.5 (strong indicator), starts (***) print next to the value to highlight the ratio. Another alternative is to only print the windows where the ratio is greater than 1.5.</text:p>
      <text:p text:style-name="Text_20_body"><text:span text:style-name="T19">CpG Island Prediction Algorithm </text:span><text:span text:style-name="T20">(p. 210 of the book)</text:span></text:p>
      <text:p text:style-name="P2"><text:span text:style-name="T7">Goal:</text:span><text:span text:style-name="T8"> </text:span><text:span text:style-name="T6">To identify regions of CpG islands</text:span><text:span text:style-name="T1"><text:line-break/></text:span><text:span text:style-name="T2">Input:</text:span><text:span text:style-name="T1"> A FASTA formatted input file containing a sequence<text:line-break/></text:span><text:span text:style-name="T2">Output:</text:span><text:span text:style-name="T1"> Window start positions, CpG ratios, and text indicating high ratios</text:span></text:p>
      <text:h text:style-name="P1" text:outline-level="3"><text:span text:style-name="T2">Step 0: Initialization - read a sequence data</text:span><text:span text:style-name="T1"><text:line-break/></text:span><text:span text:style-name="T27">Open the input file containing the sequence<text:line-break/>Get the input window size from the user, save into variable named window<text:line-break/>Read and discard the first line (fasta format) from the input file<text:line-break/>for each remaining line of data in the input file</text:span><text:span text:style-name="T26"><text:line-break/><text:tab/>seq = seq + line</text:span></text:h>
      <text:p text:style-name="P8"><text:tab/></text:p>
      <text:p text:style-name="P8"/>
      <text:p text:style-name="P10"><text:soft-page-break/><text:span text:style-name="T19"><text:tab/>Step 1: Determine CpG ratios</text:span><text:span text:style-name="T18"><text:line-break/></text:span><text:span text:style-name="T23">lenSeq = length of the sequence<text:line-break/>ratios = array of size lenSeq-window+1 (holds CpG ratio of each window)<text:line-break/></text:span></text:p>
      <text:p text:style-name="P10"><text:span text:style-name="T23">for each i from 0 to lenSeq-window+1<text:line-break/><text:tab/>cCtr = gCtr = cgCtr = 0</text:span><text:span text:style-name="T29"> </text:span><text:span text:style-name="T23"><text:s/></text:span></text:p>
      <text:h text:style-name="P28" text:outline-level="3"><text:tab/>for each j from 0 to window-1<text:line-break/><text:tab/><text:tab/>if seq[j+i] == 'C'<text:line-break/><text:tab/><text:tab/><text:tab/>cCtr++<text:line-break/><text:tab/><text:tab/> <text:tab/>if seq[i+j+1] == 'G'<text:line-break/><text:tab/><text:tab/><text:tab/><text:tab/>cgCtr++<text:line-break/><text:tab/><text:tab/> else if seq[j+i] == 'G'<text:line-break/><text:tab/><text:tab/><text:tab/>gCtr++<text:line-break/><text:tab/>if cCtr*gCtr != 0<text:line-break/><text:tab/><text:tab/>ratios[i] = cgCtr/((cCtr*gCtr)/window)<text:line-break/><text:tab/>else<text:line-break/><text:tab/><text:tab/>ratios[i] = 0</text:h>
      <text:p text:style-name="P9"/>
      <text:p text:style-name="Text_20_body"><text:span text:style-name="T19">Step 2: Print window start position and CpG ratios</text:span><text:span text:style-name="T18"><text:line-break/></text:span><text:span text:style-name="T21">for each </text:span><text:span text:style-name="T22">i</text:span><text:span text:style-name="T21"> from 0 to length of ratios<text:line-break/><text:tab/>if ratios[i] &gt; 1.5<text:line-break/><text:tab/><text:tab/>output i+1, ratios[i], `***'<text:line-break/><text:tab/>else<text:line-break/><text:tab/><text:tab/>output i+1, ratios[i]</text:span> </text:p>
      <text:h text:style-name="Heading_20_1" text:outline-level="1"><text:span text:style-name="T5">1. Your task for Part II is to implement the CpG algorithm in Python given the pseudocode. A pseudocode is a description of an algorithm using structural conventions of programming languages, but not using a particular language specific syntax. You can modify the pseudocode as long as your output is unchanged. Your goal is to read in a sequence from a file and produce a tabular list if high-CpG regions with their scores into a text file. Design simple test sequences to test your program, and then run it on the long sequence (1q25.txt) used in Part I of the lab.<text:line-break/>2. Navigate to the Sequence Manipulation Suite, click on </text:span><text:span text:style-name="T28">CpG Islands</text:span><text:span text:style-name="T30"> </text:span><text:span text:style-name="T5">link on the left, upload your test sequence and submit it. Study the results obtained from the Sequence Manipulation Suite and compare the output of your program with the output of the CpG island prediction tool. How similar are the predictions? Suggest an explanation for any discrepancies. </text:span></text:h>
      <text:h text:style-name="P19" text:outline-level="1">Optional Part:<text:line-break/><text:span text:style-name="T31">1. <text:s/>The program described in Part II has the same problem as the CpG island prediction tool from the Sequence Manipulation Suite. Since it shows each window where the CpG ratio exceeds a threshold value, it produces a long list of overlapping CpG islands. Make the output of your program more user-friendly by merging overlapping CpG islands into single entries in the results table.</text:span></text:h>
      <text:p text:style-name="Text_20_body"><text:span text:style-name="T18">2. To make your program more effective, you might apply additional criteria. CpG islands associated with actual <text:tab/>promoters are usually at least 500 bp in length and have an overall G+C content greater than 55% and a <text:tab/>ratio of observed to expected CpG pairs exceeding 65%. Implement these additional criteria as part of <text:tab/>your program.</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10 Pitch1" svg:font-family="'Courier 10 Pitch', serif"/>
    <style:font-face style:name="OpenSymbol" svg:font-family="OpenSymbol"/>
    <style:font-face style:name="Times New Roman1" svg:font-family="'Times New Roman'"/>
    <style:font-face style:name="Lucida Sans1" svg:font-family="'Lucida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2:37:13</meta:creation-date>
    <dc:date>2017-11-06T20:22:50.010286000</dc:date>
    <meta:editing-duration>PT50M46S</meta:editing-duration>
    <meta:editing-cycles>21</meta:editing-cycles>
    <meta:generator>LibreOffice/5.2.7.2$MacOSX_X86_64 LibreOffice_project/2b7f1e640c46ceb28adf43ee075a6e8b8439ed10</meta:generator>
    <meta:document-statistic meta:table-count="1" meta:image-count="0" meta:object-count="0" meta:page-count="4" meta:paragraph-count="57" meta:word-count="1696" meta:character-count="10542" meta:non-whitespace-character-count="8844"/>
  </office:meta>
</office:document-meta>
</file>